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de" fo:country="D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fo:font-weight="bold" officeooo:rsid="0023fb2c" officeooo:paragraph-rsid="0023fb2c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de" fo:country="DE" fo:font-weight="bold" officeooo:rsid="00245172" officeooo:paragraph-rsid="0024517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de" fo:country="DE" fo:font-style="normal" fo:font-weight="bold" officeooo:rsid="00245172" officeooo:paragraph-rsid="00245172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de" fo:country="DE" fo:font-style="normal" fo:font-weight="bold" officeooo:rsid="00258d78" officeooo:paragraph-rsid="00258d78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weight="normal" officeooo:rsid="0023fb2c" officeooo:paragraph-rsid="0023fb2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fo:font-weight="normal" officeooo:rsid="0023fb2c" officeooo:paragraph-rsid="0023fb2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fo:font-weight="normal" officeooo:rsid="00245172" officeooo:paragraph-rsid="0024517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fo:font-weight="bold" officeooo:rsid="0023fb2c" officeooo:paragraph-rsid="0023fb2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245172" officeooo:paragraph-rsid="0024517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245172" officeooo:paragraph-rsid="00245172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25887a" officeooo:paragraph-rsid="00258d7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258d78" officeooo:paragraph-rsid="00258d7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23fb2c" officeooo:paragraph-rsid="0023fb2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language="de" fo:country="DE" fo:font-weight="normal" officeooo:rsid="00245172" officeooo:paragraph-rsid="0024517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language="de" fo:country="DE" fo:font-weight="normal" officeooo:rsid="00245172" officeooo:paragraph-rsid="0024517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language="de" fo:country="DE" fo:font-style="normal" fo:font-weight="normal" officeooo:rsid="00245172" officeooo:paragraph-rsid="0024517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language="de" fo:country="DE" fo:font-style="normal" fo:font-weight="normal" officeooo:rsid="00245172" officeooo:paragraph-rsid="0024517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fo:font-size="12pt" fo:language="de" fo:country="DE" fo:font-style="normal" fo:font-weight="normal" officeooo:rsid="00245172" officeooo:paragraph-rsid="0024517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de" fo:country="DE" fo:font-style="normal" fo:font-weight="normal" officeooo:rsid="00258d78" officeooo:paragraph-rsid="0023fb2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officeooo:rsid="00213146"/>
    </style:style>
    <style:style style:name="T2" style:family="text">
      <style:text-properties officeooo:rsid="0023e987"/>
    </style:style>
    <style:style style:name="T3" style:family="text">
      <style:text-properties officeooo:rsid="00245172"/>
    </style:style>
    <style:style style:name="T4" style:family="text">
      <style:text-properties officeooo:rsid="0025887a"/>
    </style:style>
    <style:style style:name="T5" style:family="text">
      <style:text-properties officeooo:rsid="00258d78"/>
    </style:style>
    <style:style style:name="T6" style:family="text">
      <style:text-properties officeooo:rsid="0026a994"/>
    </style:style>
    <style:style style:name="T7" style:family="text">
      <style:text-properties officeooo:rsid="0027b953"/>
    </style:style>
    <style:style style:name="T8" style:family="text">
      <style:text-properties officeooo:rsid="002909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9">Übungsblatt <text:span text:style-name="T8">4</text:span></text:p>
      <text:p text:style-name="P9"/>
      <text:p text:style-name="P9"/>
      <text:p text:style-name="P9">Computergraphik I </text:p>
      <text:p text:style-name="P9">WS 14/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gabe: <text:span text:style-name="T8">23</text:span>.<text:span text:style-name="T8">01</text:span>.201<text:span text:style-name="T8">5</text:span></text:p>
      <text:p text:style-name="P1"/>
      <text:p text:style-name="P1"/>
      <text:p text:style-name="P1">Gruppe 18</text:p>
      <text:p text:style-name="P1"/>
      <text:p text:style-name="P1">Simon Bahr 350648, </text:p>
      <text:p text:style-name="P1">Friedrich Meckel, 332561</text:p>
      <text:p text:style-name="P1">Tim Spankowski, <text:span text:style-name="T1">345318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ufgabe 2: Theoriefragen</text:p>
      <text:p text:style-name="P2"/>
      <text:p text:style-name="P2"/>
      <text:p text:style-name="P3">1.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37S</meta:editing-duration>
    <meta:editing-cycles>34</meta:editing-cycles>
    <meta:generator>LibreOffice/4.3.2.2$Windows_x86 LibreOffice_project/edfb5295ba211bd31ad47d0bad0118690f76407d</meta:generator>
    <dc:date>2015-01-05T13:06:35.062000000</dc:date>
    <meta:document-statistic meta:table-count="0" meta:image-count="0" meta:object-count="0" meta:page-count="2" meta:paragraph-count="10" meta:word-count="23" meta:character-count="158" meta:non-whitespace-character-count="142"/>
    <meta:user-defined meta:name="Info 1"/>
    <meta:user-defined meta:name="Info 2"/>
    <meta:user-defined meta:name="Info 3"/>
    <meta:user-defined meta:name="Info 4"/>
  </office:meta>
</office:document-meta>
</file>